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Ref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RefGrammar.SharedFlowRef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RefGrammar.onBeginCheck( AnnotationInstance annotation , AnnotationInstance [ ] parentAnnotations , MemberDeclaration class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